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line-height="100%" fo:orphans="2" fo:widows="2" fo:text-indent="0cm" style:auto-text-indent="false"/>
    </style:style>
    <style:style style:name="T1" style:family="text">
      <style:text-properties officeooo:rsid="000675fe"/>
    </style:style>
    <style:style style:name="T2" style:family="text">
      <style:text-properties officeooo:rsid="00083dac"/>
    </style:style>
    <style:style style:name="T3" style:family="text">
      <style:text-properties officeooo:rsid="000ad0f2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loext:opacity="100%" fo:letter-spacing="normal"/>
    </style:style>
    <style:style style:name="T6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645ad" loext:opacity="100%" style:font-name="sans-serif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9" style:family="text">
      <style:text-properties fo:font-size="7.5pt"/>
    </style:style>
    <style:style style:name="T10" style:family="text">
      <style:text-properties fo:font-variant="small-cap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Histoire_de_l%27Isère" text:style-name="Internet_20_link" text:visited-style-name="Visited_20_Internet_20_Link">https://fr.wikipedia.org/wiki/Histoire_de_l%27Is%C3%A8re</text:a> <text:s text:c="2"/><text:span text:style-name="T1">histoire</text:span></text:p>
      <text:p text:style-name="Standard"/>
      <text:p text:style-name="Standard"><text:a xlink:type="simple" xlink:href="https://www.lexpress.fr/actualites/1/societe/isere-reouverture-au-public-d-un-train-touristique-apres-11-ans-de-fermeture_2155367.html" text:style-name="Internet_20_link" text:visited-style-name="Visited_20_Internet_20_Link">https://www.lexpress.fr/actualites/1/societe/isere-reouverture-au-public-d-un-train-touristique-apres-11-ans-de-fermeture_2155367.html</text:a> <text:s text:c="3"/><text:span text:style-name="T1">petit train</text:span></text:p>
      <text:p text:style-name="Standard"/>
      <text:p text:style-name="Standard"><text:a xlink:type="simple" xlink:href="https://fr.wikipedia.org/wiki/Climat_de_l%27Isère" text:style-name="Internet_20_link" text:visited-style-name="Visited_20_Internet_20_Link">https://fr.wikipedia.org/wiki/Climat_de_l%27Is%C3%A8re</text:a> <text:s text:c="5"/><text:span text:style-name="T1">climat</text:span></text:p>
      <text:p text:style-name="Standard"/>
      <text:p text:style-name="Standard"><text:a xlink:type="simple" xlink:href="https://fr.wikipedia.org/wiki/Réunion_des_états_généraux_du_Dauphiné" text:style-name="Internet_20_link" text:visited-style-name="Visited_20_Internet_20_Link">https://fr.wikipedia.org/wiki/R%C3%A9union_des_%C3%A9tats_g%C3%A9n%C3%A9raux_du_Dauphin%C3%A9</text:a> <text:s text:c="4"/><text:span text:style-name="T2">salle du jeu de paume</text:span></text:p>
      <text:p text:style-name="Standard"/>
      <text:p text:style-name="Standard"><text:s/><text:a xlink:type="simple" xlink:href="https://www.linternaute.com/sortir/escapade/1281364-les-20-plus-beaux-sites-a-voir-en-isere/" text:style-name="Internet_20_link" text:visited-style-name="Visited_20_Internet_20_Link">https://www.linternaute.com/sortir/escapade/1281364-les-20-plus-beaux-sites-a-voir-en-isere/</text:a> <text:s/><text:span text:style-name="T3">sites isère</text:span></text:p>
      <text:p text:style-name="Standard"/>
      <text:p text:style-name="P1"><text:span text:style-name="T4">L'histoire du territoire actuellement occupé par le </text:span><text:a xlink:type="simple" xlink:href="https://fr.wikipedia.org/wiki/Département_français" text:style-name="Internet_20_link" text:visited-style-name="Visited_20_Internet_20_Link"><text:span text:style-name="T6">département</text:span></text:a><text:span text:style-name="T4"> de l’</text:span><text:a xlink:type="simple" xlink:href="https://fr.wikipedia.org/wiki/Isère_(département)" text:style-name="Internet_20_link" text:visited-style-name="Visited_20_Internet_20_Link"><text:span text:style-name="T6">Isère</text:span></text:a><text:span text:style-name="T5"> </text:span><text:span text:style-name="T4">en </text:span><text:a xlink:type="simple" xlink:href="https://fr.wikipedia.org/wiki/France" text:style-name="Internet_20_link" text:visited-style-name="Visited_20_Internet_20_Link"><text:span text:style-name="T7">France</text:span></text:a><text:span text:style-name="T5"> </text:span><text:span text:style-name="T4">est ancienne.</text:span> </text:p>
      <text:p text:style-name="P2"><text:span text:style-name="T4">Du </text:span><text:a xlink:type="simple" xlink:href="https://fr.wikipedia.org/wiki/Paléolithique_moyen" text:style-name="Internet_20_link" text:visited-style-name="Visited_20_Internet_20_Link"><text:span text:style-name="T7">paléolithique moyen</text:span></text:a><text:span text:style-name="T5"> </text:span><text:span text:style-name="T4">jusqu'aux nanotechnologies de ce début du </text:span><text:span text:style-name="T10">xxi</text:span><text:span text:style-name="T9">e</text:span><text:span text:style-name="T5"> </text:span><text:span text:style-name="T4">siècle, ce territoire a été le théâtre de nombreux événements comprenant entre autres : le légendaire </text:span><text:a xlink:type="simple" xlink:href="https://fr.wikipedia.org/wiki/Passage_des_Alpes_par_Hannibal" text:style-name="Internet_20_link" text:visited-style-name="Visited_20_Internet_20_Link"><text:span text:style-name="T7">passage des Alpes par Hannibal</text:span></text:a><text:span text:style-name="T5"> </text:span><text:span text:style-name="T4">; la conquête</text:span> <text:span text:style-name="T4">romaine et la défaite des </text:span><text:a xlink:type="simple" xlink:href="https://fr.wikipedia.org/wiki/Allobroges" text:style-name="Internet_20_link" text:visited-style-name="Visited_20_Internet_20_Link"><text:span text:style-name="T7">Allobroges</text:span></text:a><text:span text:style-name="T5"> </text:span><text:span text:style-name="T4">; la </text:span><text:a xlink:type="simple" xlink:href="https://fr.wikipedia.org/wiki/Bataille_de_Vézeronce" text:style-name="Internet_20_link" text:visited-style-name="Visited_20_Internet_20_Link"><text:span text:style-name="T7">bataille de Vézeronce</text:span></text:a><text:span text:style-name="T5"> </text:span><text:span text:style-name="T4">; la naissance, l'extension et la vente du </text:span><text:a xlink:type="simple" xlink:href="https://fr.wikipedia.org/wiki/Dauphiné" text:style-name="Internet_20_link" text:visited-style-name="Visited_20_Internet_20_Link"><text:span text:style-name="T8">Dauphiné</text:span></text:a><text:span text:style-name="T5"> </text:span><text:span text:style-name="T4">; les prémices de la </text:span><text:a xlink:type="simple" xlink:href="https://fr.wikipedia.org/wiki/Révolution_française" text:style-name="Internet_20_link" text:visited-style-name="Visited_20_Internet_20_Link"><text:span text:style-name="T7">Révolution française</text:span></text:a><text:span text:style-name="T5"> </text:span><text:span text:style-name="T4">avec la </text:span><text:a xlink:type="simple" xlink:href="https://fr.wikipedia.org/wiki/Journée_des_Tuiles" text:style-name="Internet_20_link" text:visited-style-name="Visited_20_Internet_20_Link"><text:span text:style-name="T7">Journée des Tuiles</text:span></text:a><text:span text:style-name="T5"> </text:span><text:span text:style-name="T4">; la révolution industrielle iséroise avec notamment la </text:span><text:a xlink:type="simple" xlink:href="https://fr.wikipedia.org/wiki/Houille_blanche" text:style-name="Internet_20_link" text:visited-style-name="Visited_20_Internet_20_Link"><text:span text:style-name="T7">houille blanche</text:span></text:a><text:span text:style-name="T5"> </text:span><text:span text:style-name="T4">; la résistance dans les </text:span><text:a xlink:type="simple" xlink:href="https://fr.wikipedia.org/wiki/Maquis_du_Vercors" text:style-name="Internet_20_link" text:visited-style-name="Visited_20_Internet_20_Link"><text:span text:style-name="T7">massifs</text:span></text:a><text:span text:style-name="T5"> </text:span><text:span text:style-name="T4">lors de la </text:span><text:a xlink:type="simple" xlink:href="https://fr.wikipedia.org/wiki/Seconde_Guerre_mondiale" text:style-name="Internet_20_link" text:visited-style-name="Visited_20_Internet_20_Link"><text:span text:style-name="T7">Seconde Guerre mondiale</text:span></text:a><text:span text:style-name="T5">…</text:span> </text:p>
      <text:p text:style-name="P2"/>
      <text:p text:style-name="P2"/>
      <text:p text:style-name="P2"><text:span text:style-name="T4">L’</text:span><text:a xlink:type="simple" xlink:href="https://fr.wikipedia.org/wiki/Isère_(département)" text:style-name="Internet_20_link" text:visited-style-name="Visited_20_Internet_20_Link"><text:span text:style-name="T7">Isère</text:span></text:a><text:span text:style-name="T5"> </text:span><text:span text:style-name="T4">est un département français composé de 512 communes, et ayant pour préfecture la ville de </text:span><text:a xlink:type="simple" xlink:href="https://fr.wikipedia.org/wiki/Grenoble" text:style-name="Internet_20_link" text:visited-style-name="Visited_20_Internet_20_Link"><text:span text:style-name="T7">Grenoble</text:span></text:a><text:span text:style-name="T4">. Elle est entourée de sept départements : la Drôme au sud-ouest, l’Ardèche, la Loire et le Rhône à l’ouest, l’Ain au nord ; la Savoie au nord-est et les Hautes-Alpes au sud-est. Le département ne dispose pas d’</text:span><text:a xlink:type="simple" xlink:href="https://fr.wikipedia.org/wiki/Accès_à_la_mer" text:style-name="Internet_20_link" text:visited-style-name="Visited_20_Internet_20_Link"><text:span text:style-name="T7">accès à la mer</text:span></text:a><text:span text:style-name="T4">. D’une superficie de 7 431 </text:span>km2<text:span text:style-name="T4">, le département est le plus grand de la </text:span><text:a xlink:type="simple" xlink:href="https://fr.wikipedia.org/wiki/Région_Rhône-Alpes" text:style-name="Internet_20_link" text:visited-style-name="Visited_20_Internet_20_Link"><text:span text:style-name="T7">région Rhône-Alpes</text:span></text:a><text:span text:style-name="T5"> </text:span><text:span text:style-name="T4">et le dixième plus grand département de France métropolitaine se classant ainsi derrière les </text:span><text:a xlink:type="simple" xlink:href="https://fr.wikipedia.org/wiki/Pyrénées-Atlantiques" text:style-name="Internet_20_link" text:visited-style-name="Visited_20_Internet_20_Link"><text:span text:style-name="T7">Pyrénées-Atlantiques</text:span></text:a><text:span text:style-name="T5"> </text:span><text:span text:style-name="T4">et devant l’</text:span><text:a xlink:type="simple" xlink:href="https://fr.wikipedia.org/wiki/Yonne_(département)" text:style-name="Internet_20_link" text:visited-style-name="Visited_20_Internet_20_Link"><text:span text:style-name="T7">Yonne</text:span></text:a><text:span text:style-name="T4">.</text:span>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6:52:27.897000000</dc:date>
    <meta:editing-duration>PT5H16M1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210" meta:character-count="1704" meta:non-whitespace-character-count="1483"/>
  </office:meta>
</office:document-meta>
</file>